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officeooo:rsid="001a0ccb" officeooo:paragraph-rsid="001a0ccb"/>
    </style:style>
    <style:style style:name="P2" style:family="paragraph" style:parent-style-name="Standard">
      <style:text-properties officeooo:rsid="001a0ccb" officeooo:paragraph-rsid="001a0ccb"/>
    </style:style>
    <style:style style:name="T1" style:family="text">
      <style:text-properties officeooo:rsid="001b7bc3"/>
    </style:style>
    <style:style style:name="T2" style:family="text">
      <style:text-properties officeooo:rsid="003395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ng Tran</text:p>
      <text:p text:style-name="P1">Problem Description: count the lines and print out the error message with the line of the possible error</text:p>
      <text:p text:style-name="P1"/>
      <text:p text:style-name="P1">Changes:</text:p>
      <text:p text:style-name="P1">+ Declare a new variable called lines to tell the line number we are on <text:s/></text:p>
      <text:p text:style-name="P1">+ set the debug variable to 1 to print out the error message</text:p>
      <text:p text:style-name="P1">+ have a new directive that matches newline and when matched increase the count variable and print the newline</text:p>
      <text:p text:style-name="P1">+ do comments on most lines of code</text:p>
      <text:p text:style-name="P1"/>
      <text:p text:style-name="P1">/*<text:span text:style-name="T1">lab2remove.l</text:span>*/</text:p>
      <text:p text:style-name="P1">%{</text:p>
      <text:p text:style-name="P1"><text:tab/><text:tab/>/* simple lex program which removes comments from a source program</text:p>
      <text:p text:style-name="P1"><text:s text:c="12"/>The main key is that a variable "comment" is set when the start of a comment</text:p>
      <text:p text:style-name="P1"><text:s text:c="12"/>is seen and then unset when the ending set is seen. <text:s/>It is possible to have</text:p>
      <text:p text:style-name="P1"><text:s text:c="12"/>two starts closed by on end.</text:p>
      <text:p text:style-name="P1"/>
      <text:p text:style-name="P1"><text:s text:c="12"/>Shaun Cooper</text:p>
      <text:p text:style-name="P1"><text:s text:c="12"/>January 2015</text:p>
      <text:p text:style-name="P1"><text:s/><text:tab/></text:p>
      <text:p text:style-name="P1"><text:tab/><text:tab/> */</text:p>
      <text:p text:style-name="P1"/>
      <text:p text:style-name="P1"><text:tab/><text:tab/>/*</text:p>
      <text:p text:style-name="P1"><text:tab/><text:tab/>modified lab2remove.l</text:p>
      <text:p text:style-name="P1"><text:tab/><text:tab/><text:tab/></text:p>
      <text:p text:style-name="P1"><text:tab/><text:tab/>Long Tran</text:p>
      <text:p text:style-name="P1"><text:tab/><text:tab/><text:span text:style-name="T2">J</text:span>anuary 31, 2020</text:p>
      <text:p text:style-name="P1"/>
      <text:p text:style-name="P1"><text:tab/><text:tab/>Changes:</text:p>
      <text:p text:style-name="P1"><text:tab/><text:tab/>+ Declare a new variable called lines to tell the line number we are on <text:s/></text:p>
      <text:p text:style-name="P1"><text:tab/><text:tab/>+ set the debug variable to 1 to print out the error message</text:p>
      <text:p text:style-name="P1"><text:tab/><text:tab/>+ have a new directive that matches newline and when matched increase the count variable and print the newline</text:p>
      <text:p text:style-name="P1"><text:tab/><text:tab/>+ do comments on most lines of code</text:p>
      <text:p text:style-name="P1"><text:tab/><text:tab/> */</text:p>
      <text:p text:style-name="P1"/>
      <text:p text:style-name="P1"><text:tab/>// variable to check if we are in a comment</text:p>
      <text:p text:style-name="P1"><text:s text:c="8"/><text:tab/>int comment = 0;</text:p>
      <text:p text:style-name="P1"/>
      <text:p text:style-name="P1"><text:tab/>// set dubug variable to 1</text:p>
      <text:p text:style-name="P1"><text:s text:c="8"/><text:tab/>int debug=1; <text:s/>/* prints out debug statements if desired */</text:p>
      <text:p text:style-name="P1"/>
      <text:p text:style-name="P1"><text:tab/>// declare variable lines here</text:p>
      <text:p text:style-name="P1"><text:tab/>int lines = 0; // count the number of lines of the input</text:p>
      <text:p text:style-name="P1"/>
      <text:p text:style-name="P1">%}</text:p>
      <text:p text:style-name="P1">%%</text:p>
      <text:p text:style-name="P1">"/*"<text:tab/>{</text:p>
      <text:p text:style-name="P1"><text:tab/>// if we are in a comment and we encounter another '/*'</text:p>
      <text:p text:style-name="P1"><text:soft-page-break/><text:tab/>if (comment &amp;&amp; debug) fprintf(stderr,</text:p>
      <text:p text:style-name="P1"><text:tab/><text:tab/>" &gt;&gt;&gt;&gt;&gt;&gt;&gt;&gt; line %d: Possible Nested comment &lt;&lt;&lt;&lt;&lt;&lt;&lt;&lt;&lt;&lt;\n", lines);</text:p>
      <text:p text:style-name="P1"><text:tab/>// set that we are in a comment</text:p>
      <text:p text:style-name="P1"><text:tab/>comment = 1;</text:p>
      <text:p text:style-name="P1"><text:tab/>}</text:p>
      <text:p text:style-name="P1"/>
      <text:p text:style-name="P1">"*/"<text:tab/>{</text:p>
      <text:p text:style-name="P1"><text:tab/><text:tab/>// if not in a comment, print "*/" out </text:p>
      <text:p text:style-name="P1"><text:s text:c="10"/>if (!comment) printf("%s",yytext); /*print out if it is not in a comment */</text:p>
      <text:p text:style-name="P1"><text:tab/><text:tab/>// set that we are out of a comment</text:p>
      <text:p text:style-name="P1"><text:s text:c="2"/><text:tab/> <text:s/>comment = 0;</text:p>
      <text:p text:style-name="P1"><text:tab/>}</text:p>
      <text:p text:style-name="P1"><text:tab/></text:p>
      <text:p text:style-name="P1">. <text:s text:c="6"/>{ if (!comment) printf("%s",yytext);/*For every character except newline and if it is not in a comment print it out*/}</text:p>
      <text:p text:style-name="P1"/>
      <text:p text:style-name="P1">\n {lines++; if (!comment) printf("\n");/*make a lex directive to increase the line count whenever it encounters a new line and print the newline out when not in a comment*/}</text:p>
      <text:p text:style-name="P1">%%</text:p>
      <text:p text:style-name="P1"/>
      <text:p text:style-name="P1">int yywrap(void)</text:p>
      <text:p text:style-name="P1">{ return 1;</text:p>
      <text:p text:style-name="P1">}// end yywrap</text:p>
      <text:p text:style-name="P1"/>
      <text:p text:style-name="P1">// put explicit return type for main function</text:p>
      <text:p text:style-name="P1">int main()</text:p>
      <text:p text:style-name="P1">{</text:p>
      <text:p text:style-name="P1"><text:s text:c="2"/>yylex();</text:p>
      <text:p text:style-name="P1"><text:s text:c="2"/></text:p>
      <text:p text:style-name="P1">}// end main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31T12:19:44.097099603</meta:creation-date>
    <dc:date>2020-01-31T12:46:56.958163814</dc:date>
    <meta:editing-duration>PT19M10S</meta:editing-duration>
    <meta:editing-cycles>9</meta:editing-cycles>
    <meta:generator>LibreOffice/6.3.3.2.0$Linux_X86_64 LibreOffice_project/30$Build-2</meta:generator>
    <meta:document-statistic meta:table-count="0" meta:image-count="0" meta:object-count="0" meta:page-count="2" meta:paragraph-count="62" meta:word-count="397" meta:character-count="2197" meta:non-whitespace-character-count="1700"/>
  </office:meta>
</office:document-meta>
</file>